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Basic Roman" svg:font-family="'Basic Roma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16.501cm"/>
    </style:style>
    <style:style style:name="Таблица1.1" style:family="table-row">
      <style:table-row-properties style:min-row-height="4.704cm" fo:keep-together="auto"/>
    </style:style>
    <style:style style:name="Таблица1.A1" style:family="table-cell">
      <style:table-cell-properties fo:padding="0.097cm" fo:border="0.2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db95f" officeooo:paragraph-rsid="001db95f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text-properties fo:color="#000000" style:font-name="Times New Roman" fo:language="ru" fo:country="RU" fo:font-weight="bold" fo:background-color="#ffffff" style:font-name-asian="Times New Roman1" style:font-weight-asian="bold" style:font-name-complex="Times New Roman1" style:font-weight-complex="bold"/>
    </style:style>
    <style:style style:name="P5" style:family="paragraph" style:parent-style-name="Standard">
      <style:text-properties fo:color="#000000" style:font-name="Source Code Pro" fo:font-size="10pt" fo:background-color="#ffffff" style:font-name-asian="Source Code Pro1" style:font-size-asian="10pt" style:font-name-complex="Source Code Pro1"/>
    </style:style>
    <style:style style:name="P6" style:family="paragraph" style:parent-style-name="Standard_20__28_user_29_">
      <style:paragraph-properties fo:text-align="center" style:justify-single-word="false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_20__28_user_29_">
      <style:text-properties fo:color="#000000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fo:color="#000000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_20__28_user_29_">
      <style:paragraph-properties fo:text-align="end" style:justify-single-word="false"/>
      <style:text-properties fo:color="#000000"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_20__28_user_29_"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_20__28_user_29_">
      <style:paragraph-properties fo:text-align="end" style:justify-single-word="false"/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_20__28_user_29_">
      <style:paragraph-properties fo:text-align="center" style:justify-single-word="false"/>
      <style:text-properties fo:color="#000000"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_20__28_user_29_">
      <style:paragraph-properties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_20__28_user_29_">
      <style:paragraph-properties fo:text-align="end" style:justify-single-word="false"/>
    </style:style>
    <style:style style:name="P17" style:family="paragraph" style:parent-style-name="Standard_20__28_user_29_" style:master-page-name="Standard">
      <style:paragraph-properties fo:text-align="center" style:justify-single-word="false" style:page-numb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text-properties fo:color="#000000" style:font-name="Source Code Pro" fo:font-size="10pt" fo:background-color="#ffffff" style:font-name-asian="Source Code Pro1" style:font-size-asian="10pt" style:font-name-complex="Source Code Pro1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Times New Roman" fo:font-size="14pt" fo:language="en" fo:country="US" fo:font-weight="normal" officeooo:rsid="0020f8a2" officeooo:paragraph-rsid="0020f8a2" style:letter-kerning="true" style:font-name-asian="Basic Roman" style:font-size-asian="14pt" style:language-asian="zh" style:country-asian="CN" style:font-weight-asian="normal" style:font-name-complex="Basic Roman" style:font-size-complex="14pt" style:language-complex="ar" style:country-complex="SA" style:font-weight-complex="normal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20186f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fo:background-color="#ffffff" loext:char-shading-value="0" style:font-name-asian="Times New Roman1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ru" fo:country="RU" fo:background-color="#ffffff" loext:char-shading-value="0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ru" fo:country="RU" officeooo:rsid="001db95f" style:letter-kerning="true" fo:background-color="#ffffff" loext:char-shading-value="0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7" style:family="text">
      <style:text-properties officeooo:rsid="001e54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Санкт-Петербургский национальный исследовательский университет</text:p>
      <text:p text:style-name="P7">информационных технологий, механики и опт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6"><text:span text:style-name="T1">Лабораторная работа №</text:span><text:span text:style-name="T2">4</text:span></text:p>
      <text:p text:style-name="P8">Дисциплина «Разработка интеллектуальных систем»</text:p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1">Выполнил:</text:p>
      <text:p text:style-name="P13">Съестов Дмитрий Вячеславович</text:p>
      <text:p text:style-name="P16"><text:span text:style-name="T3">Группа </text:span><text:span text:style-name="T4">P</text:span><text:span text:style-name="T3">3417</text:span></text:p>
      <text:p text:style-name="P13"/>
      <text:p text:style-name="P11">Преподаватель:</text:p>
      <text:p text:style-name="P15">Жукова Наталия Александровна</text:p>
      <text:p text:style-name="P13"/>
      <text:p text:style-name="P13"/>
      <text:p text:style-name="P12"/>
      <text:p text:style-name="P13"/>
      <text:p text:style-name="P13"/>
      <text:p text:style-name="P13"/>
      <text:p text:style-name="P14">Санкт-Петербург</text:p>
      <text:p text:style-name="P1"><text:span text:style-name="T5">20</text:span><text:span text:style-name="T6">20</text:span></text:p>
      <text:p text:style-name="P4"><text:soft-page-break/>Листинг программы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5">import tensorflow as tf</text:p>
            <text:p text:style-name="P5">import matplotlib.pyplot as plt</text:p>
            <text:p text:style-name="P5">from keras.utils import to_categorical</text:p>
            <text:p text:style-name="P5">from tensorflow.keras.layers import Dense, Activation, Flatten</text:p>
            <text:p text:style-name="P5">from tensorflow.keras.models import Sequential</text:p>
            <text:p text:style-name="P5"/>
            <text:p text:style-name="P5"/>
            <text:p text:style-name="P5">mnist = tf.keras.datasets.mnist</text:p>
            <text:p text:style-name="P5">(train_images, train_labels),(test_images, test_labels) = mnist.load_data()</text:p>
            <text:p text:style-name="P5"/>
            <text:p text:style-name="P5">plt.imshow(train_images[0],cmap=plt.cm.binary)</text:p>
            <text:p text:style-name="P5">plt.show()</text:p>
            <text:p text:style-name="P5"/>
            <text:p text:style-name="P5">print(train_labels[0])</text:p>
            <text:p text:style-name="P5"/>
            <text:p text:style-name="P5">train_labels = to_categorical(train_labels)</text:p>
            <text:p text:style-name="P5">test_labels = to_categorical(test_labels)</text:p>
            <text:p text:style-name="P5"/>
            <text:p text:style-name="P5">model = Sequential()</text:p>
            <text:p text:style-name="P5">model.add(Flatten())</text:p>
            <text:p text:style-name="P5">model.add(Dense(256, activation='relu'))</text:p>
            <text:p text:style-name="P5">model.add(Dense(512, activation='relu'))</text:p>
            <text:p text:style-name="P5">model.add(Dense(10, activation='softmax'))</text:p>
            <text:p text:style-name="P5"/>
            <text:p text:style-name="P5">model.compile(optimizer='adam',loss='categorical_crossentropy', metrics=['accuracy'])</text:p>
            <text:p text:style-name="P5">model.fit(train_images, train_labels, epochs=10, batch_size=128)</text:p>
            <text:p text:style-name="P5">test_loss, test_acc = model.evaluate(test_images, test_labels)</text:p>
            <text:p text:style-name="P5">print('test_acc:', test_acc) </text:p>
          </table:table-cell>
        </table:table-row>
      </table:table>
      <text:p text:style-name="P2"/>
      <text:p text:style-name="P3">Вывод</text:p>
      <text:p text:style-name="P19">Мне удалось увеличить точность до 0.97, добавив дополнительный слой и увеличив количество эпох с 5 до 10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roman" style:font-pitch="variable"/>
    <style:font-face style:name="Times New Roman" svg:font-family="'Times New Roman'" style:font-family-generic="roman" style:font-pitch="variable"/>
    <style:font-face style:name="Basic Roman" svg:font-family="'Basic Roman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Code Pro1" svg:font-family="'Source Code Pr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zh" style:country-asian="CN" style:font-name-complex="Basic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zh" style:country-asian="CN" style:font-name-complex="Basic Roman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true" style:font-name-asian="Basic Roman" style:font-family-asian="'Basic Roman'" style:font-family-generic-asian="system" style:font-pitch-asian="variable" style:font-size-asian="12pt" style:language-asian="zh" style:country-asian="CN" style:font-name-complex="Basic Roman" style:font-family-complex="'Basic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8T19:24:00</meta:creation-date>
    <meta:initial-creator>Dmitry Sjestov</meta:initial-creator>
    <dc:language>ru-RU</dc:language>
    <meta:print-date>2020-02-26T10:50:48</meta:print-date>
    <dc:date>2020-03-25T03:50:22.003835695</dc:date>
    <meta:editing-cycles>31</meta:editing-cycles>
    <meta:editing-duration>PT22M4S</meta:editing-duration>
    <meta:generator>LibreOffice/6.4.1.2$Linux_X86_64 LibreOffice_project/40$Build-2</meta:generator>
    <meta:document-statistic meta:table-count="1" meta:image-count="0" meta:object-count="0" meta:page-count="2" meta:paragraph-count="35" meta:word-count="110" meta:character-count="1282" meta:non-whitespace-character-count="1206"/>
  </office:meta>
</office:document-meta>
</file>